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aba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aba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aba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aba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aba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aba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aba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aba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aba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aba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aba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aba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aba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aba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aba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aba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aba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sé De Jesús Guevara Orteg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07991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e De Jesús Guevara Rodrí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516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4.5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0" meta:character-count="1175" meta:non-whitespace-character-count="1005"/>
    <meta:template xlink:type="simple" xlink:actuate="onRequest" xlink:title="Normal" xlink:href=""/>
  </office:meta>
</office:document-meta>
</file>